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ItemInformationRequest-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ItemInformationRequest">
            <text:p>ItemInformationRequest</text:p>
          </table:table-cell>
          <table:table-cell table:style-name="ce7" office:value-type="string" office:string-value="Item Information Request. Details">
            <text:p>Item Information Request. Details</text:p>
          </table:table-cell>
          <table:table-cell table:style-name="ce7" office:value-type="string" office:string-value=""/>
          <table:table-cell table:style-name="ce7" office:value-type="string" office:string-value="Item Information Request">
            <text:p>Item Information Request</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Item Information Request">
            <text:p>Item Information Request</text:p>
          </table:table-cell>
          <table:table-cell table:style-name="ce7" office:value-type="string" office:string-value=""/>
          <table:table-cell table:style-name="ce7" office:value-type="string" office:string-value="ABIE">
            <text:p>ABIE</text:p>
          </table:table-cell>
          <table:table-cell table:style-name="ce7" office:value-type="string" office:string-value="A document used to request product activity, forecast, or performance data.">
            <text:p>A document used to request product activity, forecast, or performance data.</text:p>
          </table:table-cell>
          <table:table-cell table:style-name="ce7" office:value-type="string" office:string-value=""/>
          <table:table-cell table:style-name="ce7" office:value-type="string"/>
          <table:table-cell table:style-name="ce7" office:value-type="string" office:string-value="2.1">
            <text:p>2.1</text:p>
          </table:table-cell>
          <table:table-cell table:style-name="ce7" office:value-type="string" office:string-value=""/>
          <table:table-cell table:style-name="ce7" office:value-type="string" office:string-value=""/>
          <table:table-cell table:style-name="ce7" office:value-type="string" office:string-value="Plan">
            <text:p>Plan</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Item Information Request. UBL Version Identifier. Identifier">
            <text:p>Item Information Request. UBL Version Identifier. Identifier</text:p>
          </table:table-cell>
          <table:table-cell table:style-name="ce8" office:value-type="string" office:string-value=""/>
          <table:table-cell office:value-type="string" table:style-name="ce8" office:string-value="Item Information Request">
            <text:p>Item Information Request</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5">
            <text:p>2.0.5</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Item Information Request. Customization Identifier. Identifier">
            <text:p>Item Information Request. Customization Identifier. Identifier</text:p>
          </table:table-cell>
          <table:table-cell table:style-name="ce8" office:value-type="string" office:string-value=""/>
          <table:table-cell office:value-type="string" table:style-name="ce8" office:string-value="Item Information Request">
            <text:p>Item Information Request</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NES">
            <text:p>NES</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Item Information Request. Profile Identifier. Identifier">
            <text:p>Item Information Request. Profile Identifier. Identifier</text:p>
          </table:table-cell>
          <table:table-cell table:style-name="ce8" office:value-type="string" office:string-value=""/>
          <table:table-cell office:value-type="string" table:style-name="ce8" office:string-value="Item Information Request">
            <text:p>Item Information Request</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office:value-type="string" table:style-name="ce8" office:string-value="BasicProcurementProcess">
            <text:p>BasicProcurementProcess</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Item Information Request. Profile Execution Identifier. Identifier">
            <text:p>Item Information Request. Profile Execution Identifier. Identifier</text:p>
          </table:table-cell>
          <table:table-cell table:style-name="ce8" office:value-type="string" office:string-value=""/>
          <table:table-cell office:value-type="string" table:style-name="ce8" office:string-value="Item Information Request">
            <text:p>Item Information Request</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8" office:string-value="BPP-1001">
            <text:p>BPP-1001</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Item Information Request. Identifier">
            <text:p>Item Information Request. Identifier</text:p>
          </table:table-cell>
          <table:table-cell table:style-name="ce8" office:value-type="string" office:string-value=""/>
          <table:table-cell office:value-type="string" table:style-name="ce8" office:string-value="Item Information Request">
            <text:p>Item Information Request</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office:value-type="string" table:style-name="ce8" office:string-value="Item Information Request Number">
            <text:p>Item Information Request Number</text:p>
          </table:table-cell>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8" office:string-value="Item Information Request. Copy_ Indicator. Indicator">
            <text:p>Item Information Request. Copy_ Indicator. Indicator</text:p>
          </table:table-cell>
          <table:table-cell table:style-name="ce8" office:value-type="string" office:string-value=""/>
          <table:table-cell office:value-type="string" table:style-name="ce8" office:string-value="Item Information Request">
            <text:p>Item Information Request</text:p>
          </table:table-cell>
          <table:table-cell office:value-type="string" table:style-name="ce8" office:string-value="Copy">
            <text:p>Copy</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8]&lt;&gt;&quot;&quot;;CONCATENATE([.F8];&quot; &quot;;[.G8]);[.G8])"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Item Information Request. UUID. Identifier">
            <text:p>Item Information Request. UUID. Identifier</text:p>
          </table:table-cell>
          <table:table-cell table:style-name="ce8" office:value-type="string" office:string-value=""/>
          <table:table-cell office:value-type="string" table:style-name="ce8" office:string-value="Item Information Request">
            <text:p>Item Information Request</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8" office:string-value="Item Information Request. Issue Date. Date">
            <text:p>Item Information Request. Issue Date. Date</text:p>
          </table:table-cell>
          <table:table-cell table:style-name="ce8" office:value-type="string" office:string-value=""/>
          <table:table-cell office:value-type="string" table:style-name="ce8" office:string-value="Item Information Request">
            <text:p>Item Information Request</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0]&lt;&gt;&quot;&quot;;CONCATENATE([.F10];&quot; &quot;;[.G10]);[.G10])"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office:value-type="string" table:style-name="ce8" office:string-value="Item Information Request Date">
            <text:p>Item Information Request Date</text:p>
          </table:table-cell>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8" office:string-value="Item Information Request. Issue Time. Time">
            <text:p>Item Information Request. Issue Time. Time</text:p>
          </table:table-cell>
          <table:table-cell table:style-name="ce8" office:value-type="string" office:string-value=""/>
          <table:table-cell office:value-type="string" table:style-name="ce8" office:string-value="Item Information Request">
            <text:p>Item Information Request</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1]&lt;&gt;&quot;&quot;;CONCATENATE([.F11];&quot; &quot;;[.G11]);[.G11])"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8" office:string-value="Item Information Request. Note. Text">
            <text:p>Item Information Request. Note. Text</text:p>
          </table:table-cell>
          <table:table-cell table:style-name="ce8" office:value-type="string" office:string-value=""/>
          <table:table-cell office:value-type="string" table:style-name="ce8" office:string-value="Item Information Request">
            <text:p>Item Information Request</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2]&lt;&gt;&quot;&quot;;CONCATENATE([.F12];&quot; &quot;;[.G12]);[.G12])"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2]&lt;&gt;&quot;&quot;;CONCATENATE([.J12];&quot;_ &quot;;[.I12];&quot;. Type&quot;);CONCATENATE([.I12];&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3]=&quot;Universally Unique&quot;;&quot;UU&quot;;[.E13]);[.F13];IF([.H13]&lt;&gt;[.I13];[.H13];&quot;&quot;);CONCATENATE(IF([.I13]=&quot;Identifier&quot;;&quot;ID&quot;;IF([.I13]=&quot;Text&quot;;&quot;&quot;;[.I13]))));&quot; &quot;;&quot;&quot;);&quot;'&quot;;&quot;&quot;)" office:value-type="string" office:string-value="Period">
            <text:p>Period</text:p>
          </table:table-cell>
          <table:table-cell table:style-name="ce9" office:value-type="string" office:string-value="Item Information Request. Period">
            <text:p>Item Information Request. Period</text:p>
          </table:table-cell>
          <table:table-cell table:style-name="ce9" office:value-type="string" office:string-value=""/>
          <table:table-cell table:style-name="ce9" office:value-type="string" office:string-value="Item Information Request">
            <text:p>Item Information Reques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3]" office:value-type="string" office:string-value="Period">
            <text:p>Period</text:p>
          </table:table-cell>
          <table:table-cell table:style-name="ce9" office:value-type="string" office:string-value="Period">
            <text:p>Period</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eriod">
            <text:p>Period</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eriod of time to which the Item Information Request applies.">
            <text:p>The period of time to which the Item Information Request applies.</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DocumentReference">
            <text:p>DocumentReference</text:p>
          </table:table-cell>
          <table:table-cell table:style-name="ce9" office:value-type="string" office:string-value="Item Information Request. Document Reference">
            <text:p>Item Information Request. Document Reference</text:p>
          </table:table-cell>
          <table:table-cell table:style-name="ce9" office:value-type="string" office:string-value=""/>
          <table:table-cell table:style-name="ce9" office:value-type="string" office:string-value="Item Information Request">
            <text:p>Item Information Reques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4]"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nother document associated with this document.">
            <text:p>A reference to another document associated with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9" office:value-type="string" office:string-value="Item Information Request. Signature">
            <text:p>Item Information Request. Signature</text:p>
          </table:table-cell>
          <table:table-cell table:style-name="ce9" office:value-type="string" office:string-value=""/>
          <table:table-cell table:style-name="ce9" office:value-type="string" office:string-value="Item Information Request">
            <text:p>Item Information Reques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5]"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9" office:value-type="string" office:string-value="Item Information Request. Sender_ Party. Party">
            <text:p>Item Information Request. Sender_ Party. Party</text:p>
          </table:table-cell>
          <table:table-cell table:style-name="ce9" office:value-type="string" office:string-value=""/>
          <table:table-cell table:style-name="ce9" office:value-type="string" office:string-value="Item Information Request">
            <text:p>Item Information Request</text:p>
          </table:table-cell>
          <table:table-cell table:style-name="ce9" office:value-type="string" office:string-value="Sender">
            <text:p>Sender</text:p>
          </table:table-cell>
          <table:table-cell table:style-name="ce9" office:value-type="string" office:string-value=""/>
          <table:table-cell table:style-name="ce9" office:value-type="string" office:string-value=""/>
          <table:table-cell table:style-name="ce9" table:formula="of:=[.M16]"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buyer.">
            <text:p>The buy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9" office:value-type="string" office:string-value="Item Information Request. Receiver_ Party. Party">
            <text:p>Item Information Request. Receiver_ Party. Party</text:p>
          </table:table-cell>
          <table:table-cell table:style-name="ce9" office:value-type="string" office:string-value=""/>
          <table:table-cell table:style-name="ce9" office:value-type="string" office:string-value="Item Information Request">
            <text:p>Item Information Request</text:p>
          </table:table-cell>
          <table:table-cell table:style-name="ce9" office:value-type="string" office:string-value="Receiver">
            <text:p>Receiver</text:p>
          </table:table-cell>
          <table:table-cell table:style-name="ce9" office:value-type="string" office:string-value=""/>
          <table:table-cell table:style-name="ce9" office:value-type="string" office:string-value=""/>
          <table:table-cell table:style-name="ce9" table:formula="of:=[.M17]"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seller.">
            <text:p>The sell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BuyerCustomerParty">
            <text:p>BuyerCustomerParty</text:p>
          </table:table-cell>
          <table:table-cell table:style-name="ce9" office:value-type="string" office:string-value="Item Information Request. Buyer_ Customer Party. Customer Party">
            <text:p>Item Information Request. Buyer_ Customer Party. Customer Party</text:p>
          </table:table-cell>
          <table:table-cell table:style-name="ce9" office:value-type="string" office:string-value=""/>
          <table:table-cell table:style-name="ce9" office:value-type="string" office:string-value="Item Information Request">
            <text:p>Item Information Request</text:p>
          </table:table-cell>
          <table:table-cell table:style-name="ce9" office:value-type="string" office:string-value="Buyer">
            <text:p>Buyer</text:p>
          </table:table-cell>
          <table:table-cell table:style-name="ce9" office:value-type="string" office:string-value=""/>
          <table:table-cell table:style-name="ce9" office:value-type="string" office:string-value=""/>
          <table:table-cell table:style-name="ce9" table:formula="of:=[.M18]" office:value-type="string" office:string-value="Customer Party">
            <text:p>Customer Party</text:p>
          </table:table-cell>
          <table:table-cell table:style-name="ce9" office:value-type="string"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ustomer Party">
            <text:p>Custom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buyer.">
            <text:p>The buy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llerSupplierParty">
            <text:p>SellerSupplierParty</text:p>
          </table:table-cell>
          <table:table-cell table:style-name="ce9" office:value-type="string" office:string-value="Item Information Request. Seller_ Supplier Party. Supplier Party">
            <text:p>Item Information Request. Seller_ Supplier Party. Supplier Party</text:p>
          </table:table-cell>
          <table:table-cell table:style-name="ce9" office:value-type="string" office:string-value=""/>
          <table:table-cell table:style-name="ce9" office:value-type="string" office:string-value="Item Information Request">
            <text:p>Item Information Request</text:p>
          </table:table-cell>
          <table:table-cell table:style-name="ce9" office:value-type="string" office:string-value="Seller">
            <text:p>Seller</text:p>
          </table:table-cell>
          <table:table-cell table:style-name="ce9" office:value-type="string" office:string-value=""/>
          <table:table-cell table:style-name="ce9" office:value-type="string" office:string-value=""/>
          <table:table-cell table:style-name="ce9" table:formula="of:=[.M19]" office:value-type="string" office:string-value="Supplier Party">
            <text:p>Supplier Party</text:p>
          </table:table-cell>
          <table:table-cell table:style-name="ce9" office:value-type="string"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upplier Party">
            <text:p>Suppli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seller.">
            <text:p>The sell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ItemInformationRequestLine">
            <text:p>ItemInformationRequestLine</text:p>
          </table:table-cell>
          <table:table-cell table:style-name="ce9" office:value-type="string" office:string-value="Item Information Request. Item Information Request Line">
            <text:p>Item Information Request. Item Information Request Line</text:p>
          </table:table-cell>
          <table:table-cell table:style-name="ce9" office:value-type="string" office:string-value=""/>
          <table:table-cell table:style-name="ce9" office:value-type="string" office:string-value="Item Information Request">
            <text:p>Item Information Request</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0]" office:value-type="string" office:string-value="Item Information Request Line">
            <text:p>Item Information Request Line</text:p>
          </table:table-cell>
          <table:table-cell table:style-name="ce9" office:value-type="string" office:string-value="Item Information Request Line">
            <text:p>Item Information Request Lin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Item Information Request Line">
            <text:p>Item Information Request Line</text:p>
          </table:table-cell>
          <table:table-cell table:style-name="ce9" office:value-type="string" office:string-value=""/>
          <table:table-cell table:style-name="ce9" office:value-type="string" office:string-value="1..n">
            <text:p>1..n</text:p>
          </table:table-cell>
          <table:table-cell table:style-name="ce9" office:value-type="string" office:string-value="ASBIE">
            <text:p>ASBIE</text:p>
          </table:table-cell>
          <table:table-cell table:style-name="ce9" office:value-type="string" office:string-value="A line requesting information regarding an item of sale.">
            <text:p>A line requesting information regarding an item of sal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